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ermsAndDefinitions" style:family="table">
      <style:table-properties style:width="6.925in" table:align="margins" fo:background-color="transparent" fo:keep-with-next="always" style:may-break-between-rows="true" table:border-model="collapsing">
        <style:background-image/>
      </style:table-properties>
    </style:style>
    <style:style style:name="TermsAndDefinitions.A" style:family="table-column">
      <style:table-column-properties style:column-width="1.4368in" style:rel-column-width="13599*"/>
    </style:style>
    <style:style style:name="TermsAndDefinitions.B" style:family="table-column">
      <style:table-column-properties style:column-width="5.4882in" style:rel-column-width="51936*"/>
    </style:style>
    <style:style style:name="TermsAndDefinitions.1" style:family="table-row">
      <style:table-row-properties style:min-row-height="0.125in" fo:background-color="transparent" fo:keep-together="always">
        <style:background-image/>
      </style:table-row-properties>
    </style:style>
    <style:style style:name="TermsAndDefinitions.A1" style:family="table-cell">
      <style:table-cell-properties fo:background-color="#b2b2b2" fo:padding="0in" fo:border="0.75pt solid #666666" style:writing-mode="page">
        <style:background-image/>
      </style:table-cell-properties>
    </style:style>
    <style:style style:name="TermsAndDefinitions.2" style:family="table-row">
      <style:table-row-properties fo:background-color="transparent" fo:keep-together="always">
        <style:background-image/>
      </style:table-row-properties>
    </style:style>
    <style:style style:name="TermsAndDefinition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ermsAndDefinitions.3" style:family="table-row">
      <style:table-row-properties fo:background-color="transparent" fo:keep-together="always">
        <style:background-image/>
      </style:table-row-properties>
    </style:style>
    <style:style style:name="TermsAndDefinition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ermsAndDefinitions.4" style:family="table-row">
      <style:table-row-properties fo:background-color="transparent" fo:keep-together="auto">
        <style:background-image/>
      </style:table-row-properties>
    </style:style>
    <style:style style:name="TermsAndDefinitions.5" style:family="table-row">
      <style:table-row-properties fo:background-color="transparent" fo:keep-together="always">
        <style:background-image/>
      </style:table-row-properties>
    </style:style>
    <style:style style:name="TermsAndDefinitions.6" style:family="table-row">
      <style:table-row-properties fo:background-color="transparent" fo:keep-together="always">
        <style:background-image/>
      </style:table-row-properties>
    </style:style>
    <style:style style:name="TermsAndDefinitions.7" style:family="table-row">
      <style:table-row-properties fo:background-color="transparent" fo:keep-together="always">
        <style:background-image/>
      </style:table-row-properties>
    </style:style>
    <style:style style:name="TermsAndDefinitions.8" style:family="table-row">
      <style:table-row-properties fo:background-color="transparent" fo:keep-together="always">
        <style:background-image/>
      </style:table-row-properties>
    </style:style>
    <style:style style:name="TermsAndDefinitions.9" style:family="table-row">
      <style:table-row-properties fo:background-color="transparent" fo:keep-together="always">
        <style:background-image/>
      </style:table-row-properties>
    </style:style>
    <style:style style:name="TermsAndDefinitions.10" style:family="table-row">
      <style:table-row-properties fo:background-color="transparent" fo:keep-together="always">
        <style:background-image/>
      </style:table-row-properties>
    </style:style>
    <style:style style:name="TermsAndDefinitions.11" style:family="table-row">
      <style:table-row-properties fo:background-color="transparent" fo:keep-together="always">
        <style:background-image/>
      </style:table-row-properties>
    </style:style>
    <style:style style:name="TermsAndDefinitions.12" style:family="table-row">
      <style:table-row-properties fo:background-color="transparent" fo:keep-together="auto">
        <style:background-image/>
      </style:table-row-properties>
    </style:style>
    <style:style style:name="TermsAndDefinitions.13" style:family="table-row">
      <style:table-row-properties fo:background-color="transparent" fo:keep-together="always">
        <style:background-image/>
      </style:table-row-properties>
    </style:style>
    <style:style style:name="TermsAndDefinitions.14" style:family="table-row">
      <style:table-row-properties fo:background-color="transparent" fo:keep-together="always">
        <style:background-image/>
      </style:table-row-properties>
    </style:style>
    <style:style style:name="TermsAndDefinitions.15" style:family="table-row">
      <style:table-row-properties fo:background-color="transparent" fo:keep-together="always">
        <style:background-image/>
      </style:table-row-properties>
    </style:style>
    <style:style style:name="TermsAndDefinitions.16" style:family="table-row">
      <style:table-row-properties fo:background-color="transparent" fo:keep-together="always">
        <style:background-image/>
      </style:table-row-properties>
    </style:style>
    <style:style style:name="TermsAndDefinitions.A16" style:family="table-cell">
      <style:table-cell-properties fo:background-color="#eeeeee" fo:padding="0in" fo:border="0.75pt solid #666666" style:writing-mode="page">
        <style:background-image/>
      </style:table-cell-properties>
    </style:style>
    <style:style style:name="P1" style:family="paragraph" style:parent-style-name="Title">
      <style:text-properties officeooo:rsid="0003bb40" officeooo:paragraph-rsid="0003bb40"/>
    </style:style>
    <style:style style:name="P2" style:family="paragraph" style:parent-style-name="Subtitle">
      <style:text-properties officeooo:rsid="0003bb40" officeooo:paragraph-rsid="0003bb40"/>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5b38"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9d9f"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3a19"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018c"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563a" officeooo:paragraph-rsid="0005563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6888" officeooo:paragraph-rsid="0005688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f22d" officeooo:paragraph-rsid="0008f22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3bb40"/>
    </style:style>
    <style:style style:name="P11" style:family="paragraph" style:parent-style-name="Footer">
      <style:paragraph-properties fo:text-align="center" style:justify-single-word="false"/>
    </style:style>
    <style:style style:name="P12" style:family="paragraph" style:parent-style-name="Heading_20_1">
      <style:text-properties officeooo:rsid="000e5b38" officeooo:paragraph-rsid="0003bb40"/>
    </style:style>
    <style:style style:name="T1" style:family="text">
      <style:text-properties officeooo:rsid="0003bb40"/>
    </style:style>
    <style:style style:name="T2" style:family="text">
      <style:text-properties fo:font-weight="bold" style:font-weight-asian="bold" style:font-weight-complex="bold"/>
    </style:style>
    <style:style style:name="T3" style:family="text">
      <style:text-properties officeooo:rsid="000aab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rms and Definitions</text:h>
      <table:table table:name="TermsAndDefinitions" table:style-name="TermsAndDefinitions" table:template-name="Simple Grid Rows">
        <table:table-column table:style-name="TermsAndDefinitions.A"/>
        <table:table-column table:style-name="TermsAndDefinitions.B"/>
        <table:table-row table:style-name="TermsAndDefinitions.1">
          <table:table-cell table:style-name="TermsAndDefinitions.A1" office:value-type="string">
            <text:p text:style-name="P3">Term</text:p>
          </table:table-cell>
          <table:table-cell table:style-name="TermsAndDefinitions.A1" office:value-type="string">
            <text:p text:style-name="P3">Definition</text:p>
          </table:table-cell>
        </table:table-row>
        <table:table-row table:style-name="TermsAndDefinitions.2">
          <table:table-cell table:style-name="TermsAndDefinitions.A2" office:value-type="string">
            <text:p text:style-name="P4">Atomic</text:p>
          </table:table-cell>
          <table:table-cell table:style-name="TermsAndDefinitions.A2" office:value-type="string">
            <text:p text:style-name="P4">An Atomic operation is an operation that completes which cannot be interrupted. <text:s/>For example, setting a one word integer is an atomic operation while setting the characters in a string can be interrupted because multiple memory operations are needed.</text:p>
          </table:table-cell>
        </table:table-row>
        <table:table-row table:style-name="TermsAndDefinitions.3">
          <table:table-cell table:style-name="TermsAndDefinitions.A3" office:value-type="string">
            <text:p text:style-name="P9">Call Stack</text:p>
          </table:table-cell>
          <table:table-cell table:style-name="TermsAndDefinitions.A3" office:value-type="string">
            <text:p text:style-name="P9">A set of data pushed onto the Stack for communications between the calling code and the method called. <text:s/>This data includes a place to store the return value and the parameters passed to the method. <text:s/>Other information may be stored in the call stack based on the operating system and the compiling and linking options used.</text:p>
          </table:table-cell>
        </table:table-row>
        <table:table-row table:style-name="TermsAndDefinitions.4">
          <table:table-cell table:style-name="TermsAndDefinitions.A2" office:value-type="string">
            <text:p text:style-name="P7">Compiler</text:p>
          </table:table-cell>
          <table:table-cell table:style-name="TermsAndDefinitions.A2" office:value-type="string">
            <text:p text:style-name="P7">A program that reads source code of another program and generates machine code that can run on the computer. <text:s/>In some cases, as with Java, the program is translated <text:s/>in p-code which runs on a virtual machine like the Java JVM.</text:p>
          </table:table-cell>
        </table:table-row>
        <table:table-row table:style-name="TermsAndDefinitions.5">
          <table:table-cell table:style-name="TermsAndDefinitions.A3" office:value-type="string">
            <text:p text:style-name="P3">Declaration</text:p>
          </table:table-cell>
          <table:table-cell table:style-name="TermsAndDefinitions.A3" office:value-type="string">
            <text:p text:style-name="P3">To define a data type such as a class and its properties such as data types and methods. <text:s/>Note, no memory or storage is used by declaring a data type. This information is used by the compiler not the program. [See Definition]</text:p>
          </table:table-cell>
        </table:table-row>
        <table:table-row table:style-name="TermsAndDefinitions.6">
          <table:table-cell table:style-name="TermsAndDefinitions.A2" office:value-type="string">
            <text:p text:style-name="P3">Definition</text:p>
          </table:table-cell>
          <table:table-cell table:style-name="TermsAndDefinitions.A2" office:value-type="string">
            <text:p text:style-name="P3">To create a variable or object. <text:s/>This is when memory is assigned to the object. <text:s/>The object is used by the program. [See Declaration]</text:p>
          </table:table-cell>
        </table:table-row>
        <table:table-row table:style-name="TermsAndDefinitions.7">
          <table:table-cell table:style-name="TermsAndDefinitions.A3" office:value-type="string">
            <text:p text:style-name="P8">Heap</text:p>
          </table:table-cell>
          <table:table-cell table:style-name="TermsAndDefinitions.A3" office:value-type="string">
            <text:p text:style-name="P8">Dynamic memory used when creating dynamic variables, using <text:span text:style-name="T2">new</text:span> in Java. <text:s/>In C++ the Heap is used when one of the allocate methods are called or when using <text:span text:style-name="T2">new</text:span> to create an object. <text:s/>When a dynamically created (<text:span text:style-name="T2">new</text:span>) object is no longer referenced in Java or deleted in C++. <text:s/>The memory used it marked as reusable and may be assigned to the next dynamically created variable.</text:p>
          </table:table-cell>
        </table:table-row>
        <table:table-row table:style-name="TermsAndDefinitions.8">
          <table:table-cell table:style-name="TermsAndDefinitions.A2" office:value-type="string">
            <text:p text:style-name="P7">Interpreter</text:p>
          </table:table-cell>
          <table:table-cell table:style-name="TermsAndDefinitions.A2" office:value-type="string">
            <text:p text:style-name="P7">A program that reads source code of a scripted language program and executes the script. <text:s/>This involves translating source code into machine code that can actually run on the computer.</text:p>
          </table:table-cell>
        </table:table-row>
        <table:table-row table:style-name="TermsAndDefinitions.9">
          <table:table-cell table:style-name="TermsAndDefinitions.A3" office:value-type="string">
            <text:p text:style-name="P4">Interrupt</text:p>
          </table:table-cell>
          <table:table-cell table:style-name="TermsAndDefinitions.A3" office:value-type="string">
            <text:p text:style-name="P4">An event that pauses the current code that is executing so that other code can be executed. <text:s/>There are two major sources of interrupts. <text:s/>The first is an external event occurs that causes the program to pause so that an Interrupt Handler can run. <text:s/>The other is if the program is running on multiple threads, one thread can be paused so that another thread can run.</text:p>
          </table:table-cell>
        </table:table-row>
        <text:soft-page-break/>
        <table:table-row table:style-name="TermsAndDefinitions.10">
          <table:table-cell table:style-name="TermsAndDefinitions.A2" office:value-type="string">
            <text:p text:style-name="P4">Interrupt Handler</text:p>
          </table:table-cell>
          <table:table-cell table:style-name="TermsAndDefinitions.A2" office:value-type="string">
            <text:p text:style-name="P4">Special code that is used to process external events. <text:s/>This code will interrupt the currently running code. <text:s/>Examples of external events: a button is pushed, a range sensor detects something inside a specified distance.</text:p>
          </table:table-cell>
        </table:table-row>
        <table:table-row table:style-name="TermsAndDefinitions.11">
          <table:table-cell table:style-name="TermsAndDefinitions.A3" office:value-type="string">
            <text:p text:style-name="P9">Linker</text:p>
          </table:table-cell>
          <table:table-cell table:style-name="TermsAndDefinitions.A3" office:value-type="string">
            <text:p text:style-name="P9">A program that takes the binary or object file produced by the compiler and assigns addresses to libraries and methods within the program. <text:s/>The output of the Linker is an executable program.</text:p>
          </table:table-cell>
        </table:table-row>
        <table:table-row table:style-name="TermsAndDefinitions.12">
          <table:table-cell table:style-name="TermsAndDefinitions.A2" office:value-type="string">
            <text:p text:style-name="P5">Lock</text:p>
          </table:table-cell>
          <table:table-cell table:style-name="TermsAndDefinitions.A2" office:value-type="string">
            <text:p text:style-name="P5">There are several locking mechanisms used in multi-threaded programs. <text:s/>Basically a lock allows a section of code to run to completion in one thread without another thread being able execute the same code or change the same objects. <text:s/>Locks are used to make code thread safe.</text:p>
          </table:table-cell>
        </table:table-row>
        <table:table-row table:style-name="TermsAndDefinitions.13">
          <table:table-cell table:style-name="TermsAndDefinitions.A3" office:value-type="string">
            <text:p text:style-name="P4">Multi-Threaded</text:p>
          </table:table-cell>
          <table:table-cell table:style-name="TermsAndDefinitions.A3" office:value-type="string">
            <text:p text:style-name="P4">A program that has more than one thread of execution. <text:s/>Programs that run on multiple threads have to be careful when an object is used on multiple threads at the same time.</text:p>
          </table:table-cell>
        </table:table-row>
        <table:table-row table:style-name="TermsAndDefinitions.14">
          <table:table-cell table:style-name="TermsAndDefinitions.A2" office:value-type="string">
            <text:p text:style-name="P8">Stack</text:p>
          </table:table-cell>
          <table:table-cell table:style-name="TermsAndDefinitions.A2" office:value-type="string">
            <text:p text:style-name="P8">Dynamic memory used when a function is called. <text:s/>When a function is called, the arguments passed to it are pushed onto the Stack and any variables or objects are also pushed onto the Stack. <text:s/>When the function returns, all the variables and arguments are popped off the Stack so that memory is available for reuse.</text:p>
          </table:table-cell>
        </table:table-row>
        <table:table-row table:style-name="TermsAndDefinitions.15">
          <table:table-cell table:style-name="TermsAndDefinitions.A3" office:value-type="string">
            <text:p text:style-name="P5">Thread Safe</text:p>
          </table:table-cell>
          <table:table-cell table:style-name="TermsAndDefinitions.A3" office:value-type="string">
            <text:p text:style-name="P5">Code is said to be thread safe if it can be run on multiple threads at the same time without changes to data in one thread being lost to another thread.</text:p>
          </table:table-cell>
        </table:table-row>
        <table:table-row table:style-name="TermsAndDefinitions.16">
          <table:table-cell table:style-name="TermsAndDefinitions.A16" office:value-type="string">
            <text:p text:style-name="P6">UML</text:p>
          </table:table-cell>
          <table:table-cell table:style-name="TermsAndDefinitions.A16" office:value-type="string">
            <text:p text:style-name="P6">Unified Modeling Language – A graphical representation of programming, especially suited of object oriented programming.</text:p>
          </table:table-cell>
        </table:table-row>
      </table:table>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margin-left="0.1in" fo:margin-right="0.1in"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3bb40" officeooo:paragraph-rsid="0003bb40"/>
    </style:style>
    <style:style style:name="MP2" style:family="paragraph" style:parent-style-name="Subtitle">
      <style:text-properties officeooo:rsid="0003bb40" officeooo:paragraph-rsid="0003bb40"/>
    </style:style>
    <style:style style:name="MP3" style:family="paragraph" style:parent-style-name="Footer">
      <style:paragraph-properties fo:text-align="center" style:justify-single-word="false"/>
    </style:style>
    <style:style style:name="MT1" style:family="text">
      <style:text-properties officeooo:rsid="000aab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ramming Terms and Definitions</text:p>
        <text:p text:style-name="MP2">Team <text:span text:style-name="MT1">10004</text:span> <text:span text:style-name="MT1">SCAROB</text:span></text:p>
      </style:header>
      <style:footer>
        <text:p text:style-name="MP3"><text:tab/><text:bookmark-start text:name="PageNumWizard_FOOTER_Default Page Style1 Copy 4"/><text:bookmark-start text:name="PageNumWizard_FOOTER_Default Page Style1 Copy 5"/><text:page-number text:select-page="current">2</text:page-number><text:bookmark-end text:name="PageNumWizard_FOOTER_Default Page Style1 Copy 4"/> / <text:page-count>2</text:page-count><text:bookmark-end text:name="PageNumWizard_FOOTER_Default Page Style1 Copy 5"/><text:bookmark-start text:name="PageNumWizard_FOOTER_Default Page Style1"/><text:tab/><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9:27:03.109721006</meta:creation-date>
    <dc:date>2024-07-30T11:10:35.930360999</dc:date>
    <meta:editing-duration>P2DT32M29S</meta:editing-duration>
    <meta:editing-cycles>6</meta:editing-cycles>
    <meta:generator>LibreOffice/24.2.5.2$Linux_X86_64 LibreOffice_project/420$Build-2</meta:generator>
    <dc:creator>Steven LeBrun</dc:creator>
    <meta:document-statistic meta:table-count="1" meta:image-count="0" meta:object-count="0" meta:page-count="2" meta:paragraph-count="36" meta:word-count="641" meta:character-count="3734" meta:non-whitespace-character-count="3103"/>
  </office:meta>
</office:document-meta>
</file>